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ustomSSLSocketFactory.createSocket( String s , int i , InetAddress inaddr , int j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ustomSSLSocketFactory.createSocket( InetAddress inaddr , int i , InetAddress inaddr1 , int j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ustomSSLSocketFactory.createSocket( InetAddress inaddr , int 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ustomSSLSocketFactory.createSocket( Socket socket , String s , int i , boolean fla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ustomSSLSocketFactory.createSock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ustomSSLSocketFactory.getSupportedCipherSui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ustomSSLSocketFactory.CustomSSLSocketFactory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CustomSSLSocketFactory.getTrustManagers( )</text:p>
          </table:table-cell>
          <table:table-cell office:value-type="float" office:value="8">
            <text:p text:style-name="Table_20_Contents">8</text:p>
          </table:table-cell>
          <table:table-cell office:value-type="float" office:value="3">
            <text:p text:style-name="Table_20_Contents">3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CustomSSLSocketFactory.getDefaul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ustomSSLSocketFactory.getDefaultCipherSui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ustomSSLSocketFactory.createSocket( String s , int 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